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settings.xml"/>
  <manifest:file-entry manifest:media-type="" manifest:full-path="Configurations2/images/Bitmaps/"/>
  <manifest:file-entry manifest:media-type="" manifest:full-path="Configurations2/toolbar/"/>
  <manifest:file-entry manifest:media-type="application/vnd.sun.xml.ui.configuration" manifest:full-path="Configurations2/"/>
  <manifest:file-entry manifest:media-type="image/png" manifest:full-path="Thumbnails/thumbnail.png"/>
  <manifest:file-entry manifest:media-type="" manifest:full-path="Configurations2/floater/"/>
  <manifest:file-entry manifest:media-type="" manifest:full-path="Configurations2/toolpanel/"/>
  <manifest:file-entry manifest:media-type="" manifest:full-path="Configurations2/menubar/"/>
  <manifest:file-entry manifest:media-type="application/rdf+xml" manifest:full-path="manifest.rdf"/>
  <manifest:file-entry manifest:media-type="text/xml" manifest:full-path="meta.xml"/>
  <manifest:file-entry manifest:media-type="" manifest:full-path="Configurations2/accelerator/current.xml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statusbar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family="table-column" style:name="defaultCol0">
      <style:table-column-properties style:column-width="20.0mm"/>
    </style:style>
    <style:style style:family="table-column" style:name="defaultCol1">
      <style:table-column-properties style:column-width="20.0mm"/>
    </style:style>
    <style:style style:family="table-column" style:name="defaultCol2">
      <style:table-column-properties style:column-width="20.0mm"/>
    </style:style>
    <style:style style:family="table-column" style:name="defaultCol3">
      <style:table-column-properties style:column-width="20.0mm"/>
    </style:style>
    <style:style style:family="table-column" style:name="defaultCol4">
      <style:table-column-properties style:column-width="20.0mm"/>
    </style:style>
    <style:style style:family="table-column" style:name="defaultCol5">
      <style:table-column-properties style:column-width="20.0mm"/>
    </style:style>
    <style:style style:family="table-column" style:name="defaultCol6">
      <style:table-column-properties style:column-width="20.0mm"/>
    </style:style>
    <style:style style:family="table-column" style:name="defaultCol7">
      <style:table-column-properties style:column-width="20.0mm"/>
    </style:style>
  </office:automatic-styles>
  <office:body>
    <office:spreadsheet>
      <table:table table:name="1800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row table:style-name="ro1">
          <table:table-cell office:value-type="string">
            <text:p>Total value</text:p>
          </table:table-cell>
          <table:table-cell office:value-type="float" office:value="4000.0">
            <text:p>4,000.00</text:p>
          </table:table-cell>
          <table:table-cell office:value-type="string">
            <text:p>Total expenses</text:p>
          </table:table-cell>
          <table:table-cell office:value-type="float" office:value="0">
            <text:p>0</text:p>
          </table:table-cell>
          <table:table-cell office:value-type="string">
            <text:p>Total incomes</text:p>
          </table:table-cell>
          <table:table-cell office:value-type="float" office:value="4000.0">
            <text:p>4,000.00</text:p>
          </table:table-cell>
          <table:table-cell table:number-columns-repeated="5"/>
        </table:table-row>
        <table:table-row table:style-name="ro1">
          <table:table-cell office:value-type="string">
            <text:p>Invoice ID</text:p>
          </table:table-cell>
          <table:table-cell office:value-type="string">
            <text:p>Type</text:p>
          </table:table-cell>
          <table:table-cell office:value-type="string">
            <text:p>From Name</text:p>
          </table:table-cell>
          <table:table-cell office:value-type="string">
            <text:p>From Address</text:p>
          </table:table-cell>
          <table:table-cell office:value-type="string">
            <text:p>To Name</text:p>
          </table:table-cell>
          <table:table-cell office:value-type="string">
            <text:p>To Address</text:p>
          </table:table-cell>
          <table:table-cell office:value-type="string">
            <text:p>Issue Date</text:p>
          </table:table-cell>
          <table:table-cell office:value-type="string">
            <text:p>Due Date</text:p>
          </table:table-cell>
          <table:table-cell office:value-type="string">
            <text:p>Total Amount</text:p>
          </table:table-cell>
          <table:table-cell office:value-type="string">
            <text:p>Items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COME</text:p>
          </table:table-cell>
          <table:table-cell office:value-type="string">
            <text:p>Katarina</text:p>
          </table:table-cell>
          <table:table-cell office:value-type="string">
            <text:p>Botanicka 45, Brno</text:p>
          </table:table-cell>
          <table:table-cell office:value-type="string">
            <text:p>Katarina Matusova</text:p>
          </table:table-cell>
          <table:table-cell office:value-type="string">
            <text:p>Pod hajom 1366, Dubnica</text:p>
          </table:table-cell>
          <table:table-cell office:value-type="string">
            <text:p>1800-03-10</text:p>
          </table:table-cell>
          <table:table-cell office:value-type="string">
            <text:p>1802-03-10</text:p>
          </table:table-cell>
          <table:table-cell office:value-type="float" office:value="500">
            <text:p>500</text:p>
          </table:table-cell>
          <table:table-cell office:value-type="string">
            <text:p>tv:200.0; pc:300.0; </text:p>
          </table:table-cell>
          <table:table-cell/>
        </table:table-row>
        <table:table-row>
          <table:table-cell office:value-type="float" office:value="2">
            <text:p>2,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,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2">
            <text:p>2.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2">
            <text:p>2.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2">
            <text:p>2.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2">
            <text:p>2.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2">
            <text:p>2.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2">
            <text:p>2.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.00</text:p>
          </table:table-cell>
          <table:table-cell>
            <text:p>tv:200.0; pc:300.0; </text:p>
          </table:table-cell>
          <table:table-cell table:number-columns-repeated="1"/>
        </table:table-row>
      </table:table>
      <table:table table:name="2015">
        <table:table-column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1" table:default-cell-style-name="Default"/>
        <table:table-row>
          <table:table-cell>
            <text:p>Total value</text:p>
          </table:table-cell>
          <table:table-cell office:value-type="float" office:value="-3608.5">
            <text:p>-3,608.50</text:p>
          </table:table-cell>
          <table:table-cell>
            <text:p>Total expenses</text:p>
          </table:table-cell>
          <table:table-cell office:value-type="float" office:value="3608.5">
            <text:p>3,608.50</text:p>
          </table:table-cell>
          <table:table-cell>
            <text:p>Total incomes</text:p>
          </table:table-cell>
          <table:table-cell office:value-type="float" office:value="0.0">
            <text:p>0,00</text:p>
          </table:table-cell>
          <table:table-cell table:number-columns-repeated="4"/>
          <table:table-cell/>
        </table:table-row>
        <table:table-row>
          <table:table-cell>
            <text:p>Invoice ID</text:p>
          </table:table-cell>
          <table:table-cell>
            <text:p>Type</text:p>
          </table:table-cell>
          <table:table-cell>
            <text:p>From Name</text:p>
          </table:table-cell>
          <table:table-cell>
            <text:p>From Address</text:p>
          </table:table-cell>
          <table:table-cell>
            <text:p>To Name</text:p>
          </table:table-cell>
          <table:table-cell>
            <text:p>To Address</text:p>
          </table:table-cell>
          <table:table-cell>
            <text:p>Issue Date</text:p>
          </table:table-cell>
          <table:table-cell>
            <text:p>Due Date</text:p>
          </table:table-cell>
          <table:table-cell>
            <text:p>Total Amount</text:p>
          </table:table-cell>
          <table:table-cell>
            <text:p>Items</text:p>
          </table:table-cell>
          <table:table-cell/>
        </table:table-row>
        <table:table-row>
          <table:table-cell office:value-type="float" office:value="1">
            <text:p>1,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</text:p>
          </table:table-cell>
          <table:table-cell>
            <text:p>Philip Smith</text:p>
          </table:table-cell>
          <table:table-cell>
            <text:p>Ulica mieru 23 01841 Ilava</text:p>
          </table:table-cell>
          <table:table-cell>
            <text:p>2015-03-21</text:p>
          </table:table-cell>
          <table:table-cell>
            <text:p>2015-03-10</text:p>
          </table:table-cell>
          <table:table-cell office:value-type="float" office:value="-515.5">
            <text:p>-515,50</text:p>
          </table:table-cell>
          <table:table-cell>
            <text:p>Headphones:15.5; Computer:500.0; </text:p>
          </table:table-cell>
          <table:table-cell/>
        </table:table-row>
        <table:table-row>
          <table:table-cell office:value-type="float" office:value="6">
            <text:p>6,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</text:p>
          </table:table-cell>
          <table:table-cell>
            <text:p>Philip Smith</text:p>
          </table:table-cell>
          <table:table-cell>
            <text:p>Ulica mieru 23 01841 Ilava</text:p>
          </table:table-cell>
          <table:table-cell>
            <text:p>2015-03-21</text:p>
          </table:table-cell>
          <table:table-cell>
            <text:p>2015-03-10</text:p>
          </table:table-cell>
          <table:table-cell office:value-type="float" office:value="-515.5">
            <text:p>-515,50</text:p>
          </table:table-cell>
          <table:table-cell>
            <text:p>Headphones:15.5; Computer:500.0; </text:p>
          </table:table-cell>
          <table:table-cell table:number-columns-repeated="1"/>
        </table:table-row>
        <table:table-row>
          <table:table-cell office:value-type="float" office:value="11">
            <text:p>11,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</text:p>
          </table:table-cell>
          <table:table-cell>
            <text:p>Philip Smith</text:p>
          </table:table-cell>
          <table:table-cell>
            <text:p>Ulica mieru 23 01841 Ilava</text:p>
          </table:table-cell>
          <table:table-cell>
            <text:p>2015-03-21</text:p>
          </table:table-cell>
          <table:table-cell>
            <text:p>2015-03-10</text:p>
          </table:table-cell>
          <table:table-cell office:value-type="float" office:value="-515.5">
            <text:p>-515,50</text:p>
          </table:table-cell>
          <table:table-cell>
            <text:p>Headphones:15.5; Computer:500.0; </text:p>
          </table:table-cell>
          <table:table-cell table:number-columns-repeated="1"/>
        </table:table-row>
        <table:table-row>
          <table:table-cell office:value-type="float" office:value="17">
            <text:p>17,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</text:p>
          </table:table-cell>
          <table:table-cell>
            <text:p>Philip Smith</text:p>
          </table:table-cell>
          <table:table-cell>
            <text:p>Ulica mieru 23 01841 Ilava</text:p>
          </table:table-cell>
          <table:table-cell>
            <text:p>2015-03-21</text:p>
          </table:table-cell>
          <table:table-cell>
            <text:p>2015-03-10</text:p>
          </table:table-cell>
          <table:table-cell office:value-type="float" office:value="-515.5">
            <text:p>-515,50</text:p>
          </table:table-cell>
          <table:table-cell>
            <text:p>Headphones:15.5; Computer:500.0; </text:p>
          </table:table-cell>
          <table:table-cell table:number-columns-repeated="1"/>
        </table:table-row>
        <table:table-row>
          <table:table-cell office:value-type="float" office:value="22">
            <text:p>22,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</text:p>
          </table:table-cell>
          <table:table-cell>
            <text:p>Philip Smith</text:p>
          </table:table-cell>
          <table:table-cell>
            <text:p>Ulica mieru 23 01841 Ilava</text:p>
          </table:table-cell>
          <table:table-cell>
            <text:p>2015-03-21</text:p>
          </table:table-cell>
          <table:table-cell>
            <text:p>2015-03-10</text:p>
          </table:table-cell>
          <table:table-cell office:value-type="float" office:value="-515.5">
            <text:p>-515,50</text:p>
          </table:table-cell>
          <table:table-cell>
            <text:p>Headphones:15.5; Computer:500.0; </text:p>
          </table:table-cell>
          <table:table-cell table:number-columns-repeated="1"/>
        </table:table-row>
        <table:table-row>
          <table:table-cell office:value-type="float" office:value="27">
            <text:p>27.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</text:p>
          </table:table-cell>
          <table:table-cell>
            <text:p>Philip Smith</text:p>
          </table:table-cell>
          <table:table-cell>
            <text:p>Ulica mieru 23 01841 Ilava</text:p>
          </table:table-cell>
          <table:table-cell>
            <text:p>2015-03-21</text:p>
          </table:table-cell>
          <table:table-cell>
            <text:p>2015-03-10</text:p>
          </table:table-cell>
          <table:table-cell office:value-type="float" office:value="-515.5">
            <text:p>-515.50</text:p>
          </table:table-cell>
          <table:table-cell>
            <text:p>Headphones:15.5; Computer:500.0; </text:p>
          </table:table-cell>
          <table:table-cell table:number-columns-repeated="1"/>
        </table:table-row>
        <table:table-row>
          <table:table-cell office:value-type="float" office:value="32">
            <text:p>32.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</text:p>
          </table:table-cell>
          <table:table-cell>
            <text:p>Philip Smith</text:p>
          </table:table-cell>
          <table:table-cell>
            <text:p>Ulica mieru 23 01841 Ilava</text:p>
          </table:table-cell>
          <table:table-cell>
            <text:p>2015-03-21</text:p>
          </table:table-cell>
          <table:table-cell>
            <text:p>2015-03-10</text:p>
          </table:table-cell>
          <table:table-cell office:value-type="float" office:value="-515.5">
            <text:p>-515.50</text:p>
          </table:table-cell>
          <table:table-cell>
            <text:p>Headphones:15.5; Computer:500.0; </text:p>
          </table:table-cell>
          <table:table-cell table:number-columns-repeated="1"/>
        </table:table-row>
      </table:table>
      <table:table table:name="2018">
        <table:table-column table:default-cell-style-name="Default"/>
        <table:table-column table:style-name="defaultCol2" table:default-cell-style-name="Default"/>
        <table:table-column table:style-name="defaultCol2" table:default-cell-style-name="Default"/>
        <table:table-column table:style-name="defaultCol2" table:default-cell-style-name="Default"/>
        <table:table-column table:style-name="defaultCol2" table:default-cell-style-name="Default"/>
        <table:table-column table:style-name="defaultCol2" table:default-cell-style-name="Default"/>
        <table:table-column table:style-name="defaultCol2" table:default-cell-style-name="Default"/>
        <table:table-column table:style-name="defaultCol2" table:default-cell-style-name="Default"/>
        <table:table-column table:style-name="defaultCol2" table:default-cell-style-name="Default"/>
        <table:table-column table:style-name="defaultCol2" table:default-cell-style-name="Default"/>
        <table:table-column table:style-name="defaultCol3" table:default-cell-style-name="Default"/>
        <table:table-row>
          <table:table-cell>
            <text:p>Total value</text:p>
          </table:table-cell>
          <table:table-cell office:value-type="float" office:value="0.0">
            <text:p>0.00</text:p>
          </table:table-cell>
          <table:table-cell>
            <text:p>Total expenses</text:p>
          </table:table-cell>
          <table:table-cell office:value-type="float" office:value="0.0">
            <text:p>0,00</text:p>
          </table:table-cell>
          <table:table-cell>
            <text:p>Total incomes</text:p>
          </table:table-cell>
          <table:table-cell office:value-type="float" office:value="0.0">
            <text:p>0.00</text:p>
          </table:table-cell>
          <table:table-cell table:number-columns-repeated="4"/>
          <table:table-cell/>
        </table:table-row>
        <table:table-row>
          <table:table-cell>
            <text:p>Invoice ID</text:p>
          </table:table-cell>
          <table:table-cell>
            <text:p>Type</text:p>
          </table:table-cell>
          <table:table-cell>
            <text:p>From Name</text:p>
          </table:table-cell>
          <table:table-cell>
            <text:p>From Address</text:p>
          </table:table-cell>
          <table:table-cell>
            <text:p>To Name</text:p>
          </table:table-cell>
          <table:table-cell>
            <text:p>To Address</text:p>
          </table:table-cell>
          <table:table-cell>
            <text:p>Issue Date</text:p>
          </table:table-cell>
          <table:table-cell>
            <text:p>Due Date</text:p>
          </table:table-cell>
          <table:table-cell>
            <text:p>Total Amount</text:p>
          </table:table-cell>
          <table:table-cell>
            <text:p>Items</text:p>
          </table:table-cell>
          <table:table-cell/>
        </table:table-row>
        <table:table-row>
          <table:table-cell office:value-type="float" office:value="2">
            <text:p>2,00</text:p>
          </table:table-cell>
          <table:table-cell>
            <text:p>INCOME</text:p>
          </table:table-cell>
          <table:table-cell>
            <text:p>Me</text:p>
          </table:table-cell>
          <table:table-cell>
            <text:p>A</text:p>
          </table:table-cell>
          <table:table-cell>
            <text:p>Larry</text:p>
          </table:table-cell>
          <table:table-cell>
            <text:p>Hronsek</text:p>
          </table:table-cell>
          <table:table-cell>
            <text:p>2018-04-05</text:p>
          </table:table-cell>
          <table:table-cell>
            <text:p>2018-05-30</text:p>
          </table:table-cell>
          <table:table-cell office:value-type="float" office:value="0.0">
            <text:p>0,00</text:p>
          </table:table-cell>
          <table:table-cell>
            <text:p/>
          </table:table-cell>
          <table:table-cell/>
        </table:table-row>
        <table:table-row>
          <table:table-cell office:value-type="float" office:value="7">
            <text:p>7,00</text:p>
          </table:table-cell>
          <table:table-cell>
            <text:p>INCOME</text:p>
          </table:table-cell>
          <table:table-cell>
            <text:p>Me</text:p>
          </table:table-cell>
          <table:table-cell>
            <text:p>A</text:p>
          </table:table-cell>
          <table:table-cell>
            <text:p>Larry</text:p>
          </table:table-cell>
          <table:table-cell>
            <text:p>Hronsek</text:p>
          </table:table-cell>
          <table:table-cell>
            <text:p>2018-04-05</text:p>
          </table:table-cell>
          <table:table-cell>
            <text:p>2018-05-30</text:p>
          </table:table-cell>
          <table:table-cell office:value-type="float" office:value="0.0">
            <text:p>0,00</text:p>
          </table:table-cell>
          <table:table-cell>
            <text:p/>
          </table:table-cell>
          <table:table-cell table:number-columns-repeated="1"/>
        </table:table-row>
        <table:table-row>
          <table:table-cell office:value-type="float" office:value="12">
            <text:p>12,00</text:p>
          </table:table-cell>
          <table:table-cell>
            <text:p>INCOME</text:p>
          </table:table-cell>
          <table:table-cell>
            <text:p>Me</text:p>
          </table:table-cell>
          <table:table-cell>
            <text:p>A</text:p>
          </table:table-cell>
          <table:table-cell>
            <text:p>Larry</text:p>
          </table:table-cell>
          <table:table-cell>
            <text:p>Hronsek</text:p>
          </table:table-cell>
          <table:table-cell>
            <text:p>2018-04-05</text:p>
          </table:table-cell>
          <table:table-cell>
            <text:p>2018-05-30</text:p>
          </table:table-cell>
          <table:table-cell office:value-type="float" office:value="0.0">
            <text:p>0,00</text:p>
          </table:table-cell>
          <table:table-cell>
            <text:p/>
          </table:table-cell>
          <table:table-cell table:number-columns-repeated="1"/>
        </table:table-row>
        <table:table-row>
          <table:table-cell office:value-type="float" office:value="18">
            <text:p>18,00</text:p>
          </table:table-cell>
          <table:table-cell>
            <text:p>INCOME</text:p>
          </table:table-cell>
          <table:table-cell>
            <text:p>Me</text:p>
          </table:table-cell>
          <table:table-cell>
            <text:p>A</text:p>
          </table:table-cell>
          <table:table-cell>
            <text:p>Larry</text:p>
          </table:table-cell>
          <table:table-cell>
            <text:p>Hronsek</text:p>
          </table:table-cell>
          <table:table-cell>
            <text:p>2018-04-05</text:p>
          </table:table-cell>
          <table:table-cell>
            <text:p>2018-05-30</text:p>
          </table:table-cell>
          <table:table-cell office:value-type="float" office:value="0.0">
            <text:p>0,00</text:p>
          </table:table-cell>
          <table:table-cell>
            <text:p/>
          </table:table-cell>
          <table:table-cell table:number-columns-repeated="1"/>
        </table:table-row>
        <table:table-row>
          <table:table-cell office:value-type="float" office:value="23">
            <text:p>23,00</text:p>
          </table:table-cell>
          <table:table-cell>
            <text:p>INCOME</text:p>
          </table:table-cell>
          <table:table-cell>
            <text:p>Me</text:p>
          </table:table-cell>
          <table:table-cell>
            <text:p>A</text:p>
          </table:table-cell>
          <table:table-cell>
            <text:p>Larry</text:p>
          </table:table-cell>
          <table:table-cell>
            <text:p>Hronsek</text:p>
          </table:table-cell>
          <table:table-cell>
            <text:p>2018-04-05</text:p>
          </table:table-cell>
          <table:table-cell>
            <text:p>2018-05-30</text:p>
          </table:table-cell>
          <table:table-cell office:value-type="float" office:value="0.0">
            <text:p>0,00</text:p>
          </table:table-cell>
          <table:table-cell>
            <text:p/>
          </table:table-cell>
          <table:table-cell table:number-columns-repeated="1"/>
        </table:table-row>
        <table:table-row>
          <table:table-cell office:value-type="float" office:value="28">
            <text:p>28.00</text:p>
          </table:table-cell>
          <table:table-cell>
            <text:p>INCOME</text:p>
          </table:table-cell>
          <table:table-cell>
            <text:p>Me</text:p>
          </table:table-cell>
          <table:table-cell>
            <text:p>A</text:p>
          </table:table-cell>
          <table:table-cell>
            <text:p>Larry</text:p>
          </table:table-cell>
          <table:table-cell>
            <text:p>Hronsek</text:p>
          </table:table-cell>
          <table:table-cell>
            <text:p>2018-04-05</text:p>
          </table:table-cell>
          <table:table-cell>
            <text:p>2018-05-30</text:p>
          </table:table-cell>
          <table:table-cell office:value-type="float" office:value="0.0">
            <text:p>0.00</text:p>
          </table:table-cell>
          <table:table-cell>
            <text:p/>
          </table:table-cell>
          <table:table-cell table:number-columns-repeated="1"/>
        </table:table-row>
        <table:table-row>
          <table:table-cell office:value-type="float" office:value="33">
            <text:p>33.00</text:p>
          </table:table-cell>
          <table:table-cell>
            <text:p>INCOME</text:p>
          </table:table-cell>
          <table:table-cell>
            <text:p>Me</text:p>
          </table:table-cell>
          <table:table-cell>
            <text:p>A</text:p>
          </table:table-cell>
          <table:table-cell>
            <text:p>Larry</text:p>
          </table:table-cell>
          <table:table-cell>
            <text:p>Hronsek</text:p>
          </table:table-cell>
          <table:table-cell>
            <text:p>2018-04-05</text:p>
          </table:table-cell>
          <table:table-cell>
            <text:p>2018-05-30</text:p>
          </table:table-cell>
          <table:table-cell office:value-type="float" office:value="0.0">
            <text:p>0.00</text:p>
          </table:table-cell>
          <table:table-cell>
            <text:p/>
          </table:table-cell>
          <table:table-cell table:number-columns-repeated="1"/>
        </table:table-row>
      </table:table>
      <table:table table:name="1980">
        <table:table-column table:default-cell-style-name="Default"/>
        <table:table-column table:style-name="defaultCol4" table:default-cell-style-name="Default"/>
        <table:table-column table:style-name="defaultCol4" table:default-cell-style-name="Default"/>
        <table:table-column table:style-name="defaultCol4" table:default-cell-style-name="Default"/>
        <table:table-column table:style-name="defaultCol4" table:default-cell-style-name="Default"/>
        <table:table-column table:style-name="defaultCol4" table:default-cell-style-name="Default"/>
        <table:table-column table:style-name="defaultCol4" table:default-cell-style-name="Default"/>
        <table:table-column table:style-name="defaultCol4" table:default-cell-style-name="Default"/>
        <table:table-column table:style-name="defaultCol4" table:default-cell-style-name="Default"/>
        <table:table-column table:style-name="defaultCol4" table:default-cell-style-name="Default"/>
        <table:table-column table:style-name="defaultCol5" table:default-cell-style-name="Default"/>
        <table:table-row>
          <table:table-cell>
            <text:p>Total value</text:p>
          </table:table-cell>
          <table:table-cell office:value-type="float" office:value="0.0">
            <text:p>0.00</text:p>
          </table:table-cell>
          <table:table-cell>
            <text:p>Total expenses</text:p>
          </table:table-cell>
          <table:table-cell office:value-type="float" office:value="3594.5">
            <text:p>3,594.50</text:p>
          </table:table-cell>
          <table:table-cell>
            <text:p>Total incomes</text:p>
          </table:table-cell>
          <table:table-cell office:value-type="float" office:value="3594.5">
            <text:p>3,594.50</text:p>
          </table:table-cell>
          <table:table-cell table:number-columns-repeated="4"/>
          <table:table-cell/>
        </table:table-row>
        <table:table-row>
          <table:table-cell>
            <text:p>Invoice ID</text:p>
          </table:table-cell>
          <table:table-cell>
            <text:p>Type</text:p>
          </table:table-cell>
          <table:table-cell>
            <text:p>From Name</text:p>
          </table:table-cell>
          <table:table-cell>
            <text:p>From Address</text:p>
          </table:table-cell>
          <table:table-cell>
            <text:p>To Name</text:p>
          </table:table-cell>
          <table:table-cell>
            <text:p>To Address</text:p>
          </table:table-cell>
          <table:table-cell>
            <text:p>Issue Date</text:p>
          </table:table-cell>
          <table:table-cell>
            <text:p>Due Date</text:p>
          </table:table-cell>
          <table:table-cell>
            <text:p>Total Amount</text:p>
          </table:table-cell>
          <table:table-cell>
            <text:p>Items</text:p>
          </table:table-cell>
          <table:table-cell/>
        </table:table-row>
        <table:table-row>
          <table:table-cell office:value-type="float" office:value="3">
            <text:p>3,00</text:p>
          </table:table-cell>
          <table:table-cell>
            <text:p>INCOME</text:p>
          </table:table-cell>
          <table:table-cell>
            <text:p>Philipppp</text:p>
          </table:table-cell>
          <table:table-cell>
            <text:p>Slovakia</text:p>
          </table:table-cell>
          <table:table-cell>
            <text:p>Larry</text:p>
          </table:table-cell>
          <table:table-cell>
            <text:p>Hronsek</text:p>
          </table:table-cell>
          <table:table-cell>
            <text:p>1980-03-10</text:p>
          </table:table-cell>
          <table:table-cell>
            <text:p>2015-03-05</text:p>
          </table:table-cell>
          <table:table-cell office:value-type="float" office:value="513.5">
            <text:p>513,50</text:p>
          </table:table-cell>
          <table:table-cell>
            <text:p>tv:500.0; book:10.5; pen:3.0; </text:p>
          </table:table-cell>
          <table:table-cell/>
        </table:table-row>
        <table:table-row>
          <table:table-cell office:value-type="float" office:value="4">
            <text:p>4,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</text:p>
          </table:table-cell>
          <table:table-cell>
            <text:p>Tom</text:p>
          </table:table-cell>
          <table:table-cell>
            <text:p>address</text:p>
          </table:table-cell>
          <table:table-cell>
            <text:p>1980-03-11</text:p>
          </table:table-cell>
          <table:table-cell>
            <text:p>2015-03-05</text:p>
          </table:table-cell>
          <table:table-cell office:value-type="float" office:value="-513.5">
            <text:p>-513,50</text:p>
          </table:table-cell>
          <table:table-cell>
            <text:p>tv:500.0; book:10.5; pen:3.0; </text:p>
          </table:table-cell>
          <table:table-cell table:number-columns-repeated="1"/>
        </table:table-row>
        <table:table-row>
          <table:table-cell office:value-type="float" office:value="8">
            <text:p>8,00</text:p>
          </table:table-cell>
          <table:table-cell>
            <text:p>INCOME</text:p>
          </table:table-cell>
          <table:table-cell>
            <text:p>Philipppp</text:p>
          </table:table-cell>
          <table:table-cell>
            <text:p>Slovakia</text:p>
          </table:table-cell>
          <table:table-cell>
            <text:p>Larry</text:p>
          </table:table-cell>
          <table:table-cell>
            <text:p>Hronsek</text:p>
          </table:table-cell>
          <table:table-cell>
            <text:p>1980-03-10</text:p>
          </table:table-cell>
          <table:table-cell>
            <text:p>2015-03-05</text:p>
          </table:table-cell>
          <table:table-cell office:value-type="float" office:value="513.5">
            <text:p>513,50</text:p>
          </table:table-cell>
          <table:table-cell>
            <text:p>tv:500.0; book:10.5; pen:3.0; </text:p>
          </table:table-cell>
          <table:table-cell table:number-columns-repeated="1"/>
        </table:table-row>
        <table:table-row>
          <table:table-cell office:value-type="float" office:value="9">
            <text:p>9,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</text:p>
          </table:table-cell>
          <table:table-cell>
            <text:p>Tom</text:p>
          </table:table-cell>
          <table:table-cell>
            <text:p>address</text:p>
          </table:table-cell>
          <table:table-cell>
            <text:p>1980-03-11</text:p>
          </table:table-cell>
          <table:table-cell>
            <text:p>2015-03-05</text:p>
          </table:table-cell>
          <table:table-cell office:value-type="float" office:value="-513.5">
            <text:p>-513,50</text:p>
          </table:table-cell>
          <table:table-cell>
            <text:p>tv:500.0; book:10.5; pen:3.0; </text:p>
          </table:table-cell>
          <table:table-cell table:number-columns-repeated="1"/>
        </table:table-row>
        <table:table-row>
          <table:table-cell office:value-type="float" office:value="13">
            <text:p>13,00</text:p>
          </table:table-cell>
          <table:table-cell>
            <text:p>INCOME</text:p>
          </table:table-cell>
          <table:table-cell>
            <text:p>Philipppp</text:p>
          </table:table-cell>
          <table:table-cell>
            <text:p>Slovakia</text:p>
          </table:table-cell>
          <table:table-cell>
            <text:p>Larry</text:p>
          </table:table-cell>
          <table:table-cell>
            <text:p>Hronsek</text:p>
          </table:table-cell>
          <table:table-cell>
            <text:p>1980-03-10</text:p>
          </table:table-cell>
          <table:table-cell>
            <text:p>2015-03-05</text:p>
          </table:table-cell>
          <table:table-cell office:value-type="float" office:value="513.5">
            <text:p>513,50</text:p>
          </table:table-cell>
          <table:table-cell>
            <text:p>tv:500.0; book:10.5; pen:3.0; </text:p>
          </table:table-cell>
          <table:table-cell table:number-columns-repeated="1"/>
        </table:table-row>
        <table:table-row>
          <table:table-cell office:value-type="float" office:value="14">
            <text:p>14,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</text:p>
          </table:table-cell>
          <table:table-cell>
            <text:p>Tom</text:p>
          </table:table-cell>
          <table:table-cell>
            <text:p>address</text:p>
          </table:table-cell>
          <table:table-cell>
            <text:p>1980-03-11</text:p>
          </table:table-cell>
          <table:table-cell>
            <text:p>2015-03-05</text:p>
          </table:table-cell>
          <table:table-cell office:value-type="float" office:value="-513.5">
            <text:p>-513,50</text:p>
          </table:table-cell>
          <table:table-cell>
            <text:p>tv:500.0; book:10.5; pen:3.0; </text:p>
          </table:table-cell>
          <table:table-cell table:number-columns-repeated="1"/>
        </table:table-row>
        <table:table-row>
          <table:table-cell office:value-type="float" office:value="19">
            <text:p>19,00</text:p>
          </table:table-cell>
          <table:table-cell>
            <text:p>INCOME</text:p>
          </table:table-cell>
          <table:table-cell>
            <text:p>Philipppp</text:p>
          </table:table-cell>
          <table:table-cell>
            <text:p>Slovakia</text:p>
          </table:table-cell>
          <table:table-cell>
            <text:p>Larry</text:p>
          </table:table-cell>
          <table:table-cell>
            <text:p>Hronsek</text:p>
          </table:table-cell>
          <table:table-cell>
            <text:p>1980-03-10</text:p>
          </table:table-cell>
          <table:table-cell>
            <text:p>2015-03-05</text:p>
          </table:table-cell>
          <table:table-cell office:value-type="float" office:value="513.5">
            <text:p>513,50</text:p>
          </table:table-cell>
          <table:table-cell>
            <text:p>tv:500.0; book:10.5; pen:3.0; </text:p>
          </table:table-cell>
          <table:table-cell table:number-columns-repeated="1"/>
        </table:table-row>
        <table:table-row>
          <table:table-cell office:value-type="float" office:value="20">
            <text:p>20,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</text:p>
          </table:table-cell>
          <table:table-cell>
            <text:p>Tom</text:p>
          </table:table-cell>
          <table:table-cell>
            <text:p>address</text:p>
          </table:table-cell>
          <table:table-cell>
            <text:p>1980-03-11</text:p>
          </table:table-cell>
          <table:table-cell>
            <text:p>2015-03-05</text:p>
          </table:table-cell>
          <table:table-cell office:value-type="float" office:value="-513.5">
            <text:p>-513,50</text:p>
          </table:table-cell>
          <table:table-cell>
            <text:p>tv:500.0; book:10.5; pen:3.0; </text:p>
          </table:table-cell>
          <table:table-cell table:number-columns-repeated="1"/>
        </table:table-row>
        <table:table-row>
          <table:table-cell office:value-type="float" office:value="24">
            <text:p>24,00</text:p>
          </table:table-cell>
          <table:table-cell>
            <text:p>INCOME</text:p>
          </table:table-cell>
          <table:table-cell>
            <text:p>Philipppp</text:p>
          </table:table-cell>
          <table:table-cell>
            <text:p>Slovakia</text:p>
          </table:table-cell>
          <table:table-cell>
            <text:p>Larry</text:p>
          </table:table-cell>
          <table:table-cell>
            <text:p>Hronsek</text:p>
          </table:table-cell>
          <table:table-cell>
            <text:p>1980-03-10</text:p>
          </table:table-cell>
          <table:table-cell>
            <text:p>2015-03-05</text:p>
          </table:table-cell>
          <table:table-cell office:value-type="float" office:value="513.5">
            <text:p>513,50</text:p>
          </table:table-cell>
          <table:table-cell>
            <text:p>tv:500.0; book:10.5; pen:3.0; </text:p>
          </table:table-cell>
          <table:table-cell table:number-columns-repeated="1"/>
        </table:table-row>
        <table:table-row>
          <table:table-cell office:value-type="float" office:value="25">
            <text:p>25,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</text:p>
          </table:table-cell>
          <table:table-cell>
            <text:p>Tom</text:p>
          </table:table-cell>
          <table:table-cell>
            <text:p>address</text:p>
          </table:table-cell>
          <table:table-cell>
            <text:p>1980-03-11</text:p>
          </table:table-cell>
          <table:table-cell>
            <text:p>2015-03-05</text:p>
          </table:table-cell>
          <table:table-cell office:value-type="float" office:value="-513.5">
            <text:p>-513,50</text:p>
          </table:table-cell>
          <table:table-cell>
            <text:p>tv:500.0; book:10.5; pen:3.0; </text:p>
          </table:table-cell>
          <table:table-cell table:number-columns-repeated="1"/>
        </table:table-row>
        <table:table-row>
          <table:table-cell office:value-type="float" office:value="29">
            <text:p>29.00</text:p>
          </table:table-cell>
          <table:table-cell>
            <text:p>INCOME</text:p>
          </table:table-cell>
          <table:table-cell>
            <text:p>Philipppp</text:p>
          </table:table-cell>
          <table:table-cell>
            <text:p>Slovakia</text:p>
          </table:table-cell>
          <table:table-cell>
            <text:p>Larry</text:p>
          </table:table-cell>
          <table:table-cell>
            <text:p>Hronsek</text:p>
          </table:table-cell>
          <table:table-cell>
            <text:p>1980-03-10</text:p>
          </table:table-cell>
          <table:table-cell>
            <text:p>2015-03-05</text:p>
          </table:table-cell>
          <table:table-cell office:value-type="float" office:value="513.5">
            <text:p>513.50</text:p>
          </table:table-cell>
          <table:table-cell>
            <text:p>tv:500.0; book:10.5; pen:3.0; </text:p>
          </table:table-cell>
          <table:table-cell table:number-columns-repeated="1"/>
        </table:table-row>
        <table:table-row>
          <table:table-cell office:value-type="float" office:value="30">
            <text:p>30.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</text:p>
          </table:table-cell>
          <table:table-cell>
            <text:p>Tom</text:p>
          </table:table-cell>
          <table:table-cell>
            <text:p>address</text:p>
          </table:table-cell>
          <table:table-cell>
            <text:p>1980-03-11</text:p>
          </table:table-cell>
          <table:table-cell>
            <text:p>2015-03-05</text:p>
          </table:table-cell>
          <table:table-cell office:value-type="float" office:value="-513.5">
            <text:p>-513.50</text:p>
          </table:table-cell>
          <table:table-cell>
            <text:p>tv:500.0; book:10.5; pen:3.0; </text:p>
          </table:table-cell>
          <table:table-cell table:number-columns-repeated="1"/>
        </table:table-row>
        <table:table-row>
          <table:table-cell office:value-type="float" office:value="34">
            <text:p>34.00</text:p>
          </table:table-cell>
          <table:table-cell>
            <text:p>INCOME</text:p>
          </table:table-cell>
          <table:table-cell>
            <text:p>Philipppp</text:p>
          </table:table-cell>
          <table:table-cell>
            <text:p>Slovakia</text:p>
          </table:table-cell>
          <table:table-cell>
            <text:p>Larry</text:p>
          </table:table-cell>
          <table:table-cell>
            <text:p>Hronsek</text:p>
          </table:table-cell>
          <table:table-cell>
            <text:p>1980-03-10</text:p>
          </table:table-cell>
          <table:table-cell>
            <text:p>2015-03-05</text:p>
          </table:table-cell>
          <table:table-cell office:value-type="float" office:value="513.5">
            <text:p>513.50</text:p>
          </table:table-cell>
          <table:table-cell>
            <text:p>tv:500.0; book:10.5; pen:3.0; </text:p>
          </table:table-cell>
          <table:table-cell table:number-columns-repeated="1"/>
        </table:table-row>
        <table:table-row>
          <table:table-cell office:value-type="float" office:value="35">
            <text:p>35.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</text:p>
          </table:table-cell>
          <table:table-cell>
            <text:p>Tom</text:p>
          </table:table-cell>
          <table:table-cell>
            <text:p>address</text:p>
          </table:table-cell>
          <table:table-cell>
            <text:p>1980-03-11</text:p>
          </table:table-cell>
          <table:table-cell>
            <text:p>2015-03-05</text:p>
          </table:table-cell>
          <table:table-cell office:value-type="float" office:value="-513.5">
            <text:p>-513.50</text:p>
          </table:table-cell>
          <table:table-cell>
            <text:p>tv:500.0; book:10.5; pen:3.0; </text:p>
          </table:table-cell>
          <table:table-cell table:number-columns-repeated="1"/>
        </table:table-row>
      </table:table>
      <table:table table:name="2016">
        <table:table-column table:default-cell-style-name="Default"/>
        <table:table-column table:style-name="defaultCol6" table:default-cell-style-name="Default"/>
        <table:table-column table:style-name="defaultCol6" table:default-cell-style-name="Default"/>
        <table:table-column table:style-name="defaultCol6" table:default-cell-style-name="Default"/>
        <table:table-column table:style-name="defaultCol6" table:default-cell-style-name="Default"/>
        <table:table-column table:style-name="defaultCol6" table:default-cell-style-name="Default"/>
        <table:table-column table:style-name="defaultCol6" table:default-cell-style-name="Default"/>
        <table:table-column table:style-name="defaultCol6" table:default-cell-style-name="Default"/>
        <table:table-column table:style-name="defaultCol6" table:default-cell-style-name="Default"/>
        <table:table-column table:style-name="defaultCol6" table:default-cell-style-name="Default"/>
        <table:table-column table:style-name="defaultCol7" table:default-cell-style-name="Default"/>
        <table:table-row>
          <table:table-cell>
            <text:p>Total value</text:p>
          </table:table-cell>
          <table:table-cell office:value-type="float" office:value="0.0">
            <text:p>0.00</text:p>
          </table:table-cell>
          <table:table-cell>
            <text:p>Total expenses</text:p>
          </table:table-cell>
          <table:table-cell office:value-type="float" office:value="0.0">
            <text:p>0.00</text:p>
          </table:table-cell>
          <table:table-cell>
            <text:p>Total incomes</text:p>
          </table:table-cell>
          <table:table-cell office:value-type="float" office:value="0.0">
            <text:p>0,00</text:p>
          </table:table-cell>
          <table:table-cell table:number-columns-repeated="4"/>
          <table:table-cell/>
        </table:table-row>
        <table:table-row>
          <table:table-cell>
            <text:p>Invoice ID</text:p>
          </table:table-cell>
          <table:table-cell>
            <text:p>Type</text:p>
          </table:table-cell>
          <table:table-cell>
            <text:p>From Name</text:p>
          </table:table-cell>
          <table:table-cell>
            <text:p>From Address</text:p>
          </table:table-cell>
          <table:table-cell>
            <text:p>To Name</text:p>
          </table:table-cell>
          <table:table-cell>
            <text:p>To Address</text:p>
          </table:table-cell>
          <table:table-cell>
            <text:p>Issue Date</text:p>
          </table:table-cell>
          <table:table-cell>
            <text:p>Due Date</text:p>
          </table:table-cell>
          <table:table-cell>
            <text:p>Total Amount</text:p>
          </table:table-cell>
          <table:table-cell>
            <text:p>Items</text:p>
          </table:table-cell>
          <table:table-cell/>
        </table:table-row>
        <table:table-row>
          <table:table-cell office:value-type="float" office:value="5">
            <text:p>5,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</text:p>
          </table:table-cell>
          <table:table-cell>
            <text:p>You</text:p>
          </table:table-cell>
          <table:table-cell>
            <text:p>B</text:p>
          </table:table-cell>
          <table:table-cell>
            <text:p>2016-03-10</text:p>
          </table:table-cell>
          <table:table-cell>
            <text:p>2015-03-30</text:p>
          </table:table-cell>
          <table:table-cell office:value-type="float" office:value="-0.0">
            <text:p>-0,00</text:p>
          </table:table-cell>
          <table:table-cell>
            <text:p/>
          </table:table-cell>
          <table:table-cell/>
        </table:table-row>
        <table:table-row>
          <table:table-cell office:value-type="float" office:value="10">
            <text:p>10,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</text:p>
          </table:table-cell>
          <table:table-cell>
            <text:p>You</text:p>
          </table:table-cell>
          <table:table-cell>
            <text:p>B</text:p>
          </table:table-cell>
          <table:table-cell>
            <text:p>2016-03-10</text:p>
          </table:table-cell>
          <table:table-cell>
            <text:p>2015-03-30</text:p>
          </table:table-cell>
          <table:table-cell office:value-type="float" office:value="-0.0">
            <text:p>-0,00</text:p>
          </table:table-cell>
          <table:table-cell>
            <text:p/>
          </table:table-cell>
          <table:table-cell table:number-columns-repeated="1"/>
        </table:table-row>
        <table:table-row>
          <table:table-cell office:value-type="float" office:value="15">
            <text:p>15,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</text:p>
          </table:table-cell>
          <table:table-cell>
            <text:p>You</text:p>
          </table:table-cell>
          <table:table-cell>
            <text:p>B</text:p>
          </table:table-cell>
          <table:table-cell>
            <text:p>2016-03-10</text:p>
          </table:table-cell>
          <table:table-cell>
            <text:p>2015-03-30</text:p>
          </table:table-cell>
          <table:table-cell office:value-type="float" office:value="-0.0">
            <text:p>-0,00</text:p>
          </table:table-cell>
          <table:table-cell>
            <text:p/>
          </table:table-cell>
          <table:table-cell table:number-columns-repeated="1"/>
        </table:table-row>
        <table:table-row>
          <table:table-cell office:value-type="float" office:value="21">
            <text:p>21,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</text:p>
          </table:table-cell>
          <table:table-cell>
            <text:p>You</text:p>
          </table:table-cell>
          <table:table-cell>
            <text:p>B</text:p>
          </table:table-cell>
          <table:table-cell>
            <text:p>2016-03-10</text:p>
          </table:table-cell>
          <table:table-cell>
            <text:p>2015-03-30</text:p>
          </table:table-cell>
          <table:table-cell office:value-type="float" office:value="-0.0">
            <text:p>-0,00</text:p>
          </table:table-cell>
          <table:table-cell>
            <text:p/>
          </table:table-cell>
          <table:table-cell table:number-columns-repeated="1"/>
        </table:table-row>
        <table:table-row>
          <table:table-cell office:value-type="float" office:value="26">
            <text:p>26,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</text:p>
          </table:table-cell>
          <table:table-cell>
            <text:p>You</text:p>
          </table:table-cell>
          <table:table-cell>
            <text:p>B</text:p>
          </table:table-cell>
          <table:table-cell>
            <text:p>2016-03-10</text:p>
          </table:table-cell>
          <table:table-cell>
            <text:p>2015-03-30</text:p>
          </table:table-cell>
          <table:table-cell office:value-type="float" office:value="-0.0">
            <text:p>-0,00</text:p>
          </table:table-cell>
          <table:table-cell>
            <text:p/>
          </table:table-cell>
          <table:table-cell table:number-columns-repeated="1"/>
        </table:table-row>
        <table:table-row>
          <table:table-cell office:value-type="float" office:value="31">
            <text:p>31.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</text:p>
          </table:table-cell>
          <table:table-cell>
            <text:p>You</text:p>
          </table:table-cell>
          <table:table-cell>
            <text:p>B</text:p>
          </table:table-cell>
          <table:table-cell>
            <text:p>2016-03-10</text:p>
          </table:table-cell>
          <table:table-cell>
            <text:p>2015-03-30</text:p>
          </table:table-cell>
          <table:table-cell office:value-type="float" office:value="-0.0">
            <text:p>-0.00</text:p>
          </table:table-cell>
          <table:table-cell>
            <text:p/>
          </table:table-cell>
          <table:table-cell table:number-columns-repeated="1"/>
        </table:table-row>
        <table:table-row>
          <table:table-cell office:value-type="float" office:value="36">
            <text:p>36.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</text:p>
          </table:table-cell>
          <table:table-cell>
            <text:p>You</text:p>
          </table:table-cell>
          <table:table-cell>
            <text:p>B</text:p>
          </table:table-cell>
          <table:table-cell>
            <text:p>2016-03-10</text:p>
          </table:table-cell>
          <table:table-cell>
            <text:p>2015-03-30</text:p>
          </table:table-cell>
          <table:table-cell office:value-type="float" office:value="-0.0">
            <text:p>-0.00</text:p>
          </table:table-cell>
          <table:table-cell>
            <text:p/>
          </table:table-cell>
          <table:table-cell table:number-columns-repeated="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k" fo:country="SK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4">14.06.2018</text:date>, <text:time>11:21:19</text:time></text:p>
        </style:region-right>
      </style:header>
      <style:header-left style:display="false"/>
      <style:footer>
        <text:p>Stra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4T11:21:19.11</dc:date>
    <meta:editing-duration>PT34M26S</meta:editing-duration>
    <meta:editing-cycles>20</meta:editing-cycles>
    <meta:generator>OpenOffice/4.1.5$Win32 OpenOffice.org_project/415m1$Build-9789</meta:generator>
    <meta:document-statistic meta:table-count="1" meta:cell-count="26" meta:object-count="0"/>
  </office:meta>
</office:document-meta>
</file>